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  <style:text-properties officeooo:paragraph-rsid="00168911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bol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font-weight="bold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font-weight="bold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fo:font-weight="bold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T1" style:family="text">
      <style:text-properties officeooo:rsid="00168911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l Multiverso InfoQbit: <text:span text:style-name="T1">Primeros Pasos</text:span></text:h>
      <text:p text:style-name="Text_20_body"/>
      <text:p text:style-name="Text_20_body">El concepto del "Multiverso InfoQbit" es una visión ambiciosa que busca trascender las limitaciones actuales de la computación y la comunicación, proyectándose hacia un futuro donde la información se gestiona de manera semántica, resonante y fractal. Basándonos en la información proporcionada en los documentos sobre InfoQbit 3.0, la Red de Resonancia Semántica y el concepto de Multiverso InfoQbit, podemos construir una conceptualización del "Multiverso InfoQbit" basado en software libre actual, junto con sus proyecciones.</text:p>
      <text:h text:style-name="P2" text:outline-level="2">El Multiverso InfoQbit: Un Paradigma de Información Distribuida y Resonante con Software Libre</text:h>
      <text:p text:style-name="Text_20_body">El "Multiverso InfoQbit" se propone como una red de información interconectada donde la "información" no es solo un conjunto de bits, sino un "InfoQbit Cuántico-Simbólico (IQS)" – una unidad que codifica lógica, emoción y un estado de resonancia. La clave está en la compresión semántica y la capacidad de la red para "entender" y "sentir" la información, yendo más allá de la mera transmisión de datos.</text:p>
      <text:h text:style-name="P3" text:outline-level="3">Base en Software Libre Actual: Un Ecosistema por Capas</text:h>
      <text:p text:style-name="Text_20_body">La construcción del Multiverso InfoQbit, incluso en sus primeras fases, se apoya firmemente en el software libre. La estrategia es una implementación por capas, comenzando con bibliotecas y simuladores de alto nivel, y luego descendiendo a integraciones más profundas con el hardware y el sistema operativo.</text:p>
      <text:p text:style-name="P4">1. El Núcleo del Multiverso: InfoQbit Cuántico-Simbólico (IQS) y libiqs</text:p>
      <text:list text:style-name="L1">
        <text:list-item>
          <text:p text:style-name="P5"><text:span text:style-name="T2">Fundamento:</text:span> La unidad mínima de información, el IQS, se implementará como una estructura de datos en C++ dentro de la biblioteca <text:span text:style-name="Source_20_Text">libiqs</text:span>. Esta biblioteca será el corazón de todo el ecosistema.</text:p>
        </text:list-item>
        <text:list-item>
          <text:p text:style-name="P6">Software Libre Actual:</text:p>
          <text:list>
            <text:list-item>
              <text:p text:style-name="P5"><text:span text:style-name="T2">Lenguaje:</text:span> C/C++ (con GCC/Clang como compiladores).</text:p>
            </text:list-item>
            <text:list-item>
              <text:p text:style-name="P5"><text:span text:style-name="T2">Estructuras de Datos:</text:span> <text:span text:style-name="Source_20_Text">std::vector</text:span> o <text:span text:style-name="Source_20_Text">std::array</text:span> para representar los vértices del tetraedro que conforma un IQS, junto con enums o structs para el Color Babel, la Frecuencia Fractal y el Estado Emocional/Simbólico.</text:p>
            </text:list-item>
            <text:list-item>
              <text:p text:style-name="P5"><text:span text:style-name="T2">Motor de Compresión Semántica:</text:span> Algoritmos inspirados en Wavelets, implementados en C++, que buscarán patrones recurrentes y los codificarán en la topología de clusters de IQS.</text:p>
            </text:list-item>
            <text:list-item>
              <text:p text:style-name="P5"><text:span text:style-name="T2">Licencia:</text:span> MIT License, asegurando su apertura y la posibilidad de que la comunidad contribuya.</text:p>
            </text:list-item>
          </text:list>
        </text:list-item>
      </text:list>
      <text:p text:style-name="P4">2. La Infraestructura de Resonancia: Recursive Cache Resonante (RCR-C/S)</text:p>
      <text:list text:style-name="L2">
        <text:list-item>
          <text:p text:style-name="P7"><text:soft-page-break/><text:span text:style-name="T2">Propósito:</text:span> La RCR-C/S es el sistema de caché inteligente que almacena y recupera clusters de IQS basándose en su resonancia, no solo en su ubicación. Esto permite una búsqueda y recuperación de información más eficiente y contextual.</text:p>
        </text:list-item>
        <text:list-item>
          <text:p text:style-name="P8">Software Libre Actual:</text:p>
          <text:list>
            <text:list-item>
              <text:p text:style-name="P7"><text:span text:style-name="T2">Bases de Datos Clave-Valor Distribuidas:</text:span> <text:span text:style-name="T2">Redis</text:span> o <text:span text:style-name="T2">Apache Cassandra</text:span> pueden ser utilizadas para prototipar el almacenamiento y la distribución de los clusters de IQS. Aunque no manejan la "resonancia" inherente, pueden ser extendidas para implementar lógicas de "calor" o "relevancia" basadas en patrones de acceso y uso.</text:p>
            </text:list-item>
            <text:list-item>
              <text:p text:style-name="P7"><text:span text:style-name="T2">Sistemas de Archivos Virtuales (VFS):</text:span> <text:span text:style-name="T2">FUSE (Filesystem in Userspace)</text:span> en Linux permitiría la creación de un prototipo de <text:span text:style-name="T2">FractalFS Omnisciente (FSR-OS)</text:span>, donde los InfoQbits se organizarían de manera fractal en un sistema de archivos aparente.</text:p>
            </text:list-item>
            <text:list-item>
              <text:p text:style-name="P7"><text:span text:style-name="T2">Programación Asíncrona/Concurrente:</text:span> Bibliotecas como <text:span text:style-name="T2">Boost.Asio</text:span> (C++) o el módulo <text:span text:style-name="Source_20_Text">asyncio</text:span> (Python) para gestionar la comunicación y la concurrencia en la caché resonante.</text:p>
            </text:list-item>
          </text:list>
        </text:list-item>
      </text:list>
      <text:p text:style-name="P4">3. La Red de Conexión: Red de Resonancia Semántica (RRS)</text:p>
      <text:list text:style-name="L3">
        <text:list-item>
          <text:p text:style-name="P9"><text:span text:style-name="T2">Concepto:</text:span> La RRS transforma la naturaleza de la red, pasando de una tubería de bits a un sistema que entiende el significado de la información. Esto es crucial para la comunicación de alta definición y la interconexión de "universos" dentro del Multiverso InfoQbit.</text:p>
        </text:list-item>
        <text:list-item>
          <text:p text:style-name="P10">Software Libre Actual:</text:p>
          <text:list>
            <text:list-item>
              <text:p text:style-name="P9"><text:span text:style-name="T2">Protocolos de Red (Extensión):</text:span> Modificaciones a nivel de aplicaciones sobre <text:span text:style-name="T2">TCP/IP</text:span> o <text:span text:style-name="T2">UDP</text:span> para incorporar metadatos de InfoQbitización. Posiblemente, la experimentación con protocolos de red de próxima generación como <text:span text:style-name="T2">QUIC</text:span> podría ofrecer más flexibilidad.</text:p>
            </text:list-item>
            <text:list-item>
              <text:p text:style-name="P9"><text:span text:style-name="T2">Streaming de Contenido:</text:span> Extensión de frameworks de streaming multimedia como <text:span text:style-name="T2">GStreamer</text:span> o <text:span text:style-name="T2">FFmpeg</text:span> para incorporar el "Motor de InfoQbitización de Flujo (MIF)". Esto permitiría que el contenido se InfoQbitice antes de ser transmitido, logrando una compresión semántica y una calidad superior.</text:p>
            </text:list-item>
            <text:list-item>
              <text:p text:style-name="P9"><text:span text:style-name="T2">Cómputo por GPU:</text:span> <text:span text:style-name="T2">OpenCL</text:span> y <text:span text:style-name="T2">Vulkan</text:span> para la aceleración del procesamiento de IQS en hardware de consumo. Esto es vital para el "Motor de InfoQbitización de Flujo (MIF)" y la gestión de grandes volúmenes de InfoQbits.</text:p>
            </text:list-item>
            <text:list-item>
              <text:p text:style-name="P9"><text:span text:style-name="T2">Redes Peer-to-Peer (P2P):</text:span> <text:span text:style-name="T2">Libp2p</text:span> o <text:span text:style-name="T2">IPFS</text:span> para explorar la interconexión descentralizada de nodos InfoQbit, sentando las bases para la comunicación entre diferentes "universos" o nodos distribuidos.</text:p>
            </text:list-item>
          </text:list>
        </text:list-item>
      </text:list>
      <text:p text:style-name="P4">4. La Experiencia del Usuario: Interfaces y Aplicaciones</text:p>
      <text:list text:style-name="L4">
        <text:list-item>
          <text:p text:style-name="P11"><text:span text:style-name="T2">Propósito:</text:span> Permite la interacción del usuario con el ecosistema InfoQbit, visualizando y manipulando la información de manera semántica.</text:p>
        </text:list-item>
        <text:list-item>
          <text:p text:style-name="P12">Software Libre Actual:</text:p>
          <text:list>
            <text:list-item>
              <text:p text:style-name="P11"><text:soft-page-break/><text:span text:style-name="T2">Frameworks de Interfaz Gráfica:</text:span> <text:span text:style-name="T2">Qt</text:span>, <text:span text:style-name="T2">GTK</text:span>, o frameworks web como <text:span text:style-name="T2">React/Vue.js</text:span> con Electron para aplicaciones de escritorio, que visualizarían la topología de los IQS y la información semántica.</text:p>
            </text:list-item>
            <text:list-item>
              <text:p text:style-name="P11"><text:span text:style-name="T2">APIs y SDKs:</text:span> La <text:span text:style-name="Source_20_Text">libiqs</text:span> serviría como base para la creación de APIs en Python, JavaScript, etc., que permitirían a los desarrolladores crear aplicaciones que interactúen con el ecosistema InfoQbit.</text:p>
            </text:list-item>
            <text:list-item>
              <text:p text:style-name="P11"><text:span text:style-name="T2">Visualización de Datos:</text:span> Bibliotecas como <text:span text:style-name="T2">D3.js</text:span> o <text:span text:style-name="T2">Plotly</text:span> para visualizar las conexiones y resonancias entre InfoQbits de una manera intuitiva.</text:p>
            </text:list-item>
          </text:list>
        </text:list-item>
      </text:list>
      <text:h text:style-name="P3" text:outline-level="3">Proyecciones del Sistema del Multiverso InfoQbit</text:h>
      <text:p text:style-name="Text_20_body">Las proyecciones del Multiverso InfoQbit, basándose en la evolución del software libre y la integración profunda de los conceptos de InfoQbit, son transformadoras:</text:p>
      <text:p text:style-name="P4">1. Computación Hiperdimensional y Resonancia Semántica Global:</text:p>
      <text:list text:style-name="L5">
        <text:list-item>
          <text:p text:style-name="P13"><text:span text:style-name="T2">Actual:</text:span> Redes distribuidas actuales se basan en la ubicación y el enrutamiento IP.</text:p>
        </text:list-item>
        <text:list-item>
          <text:p text:style-name="P13"><text:span text:style-name="T2">Proyección:</text:span> El Multiverso InfoQbit evolucionaría hacia una red donde la información se busca y se propaga por su <text:span text:style-name="T3">significado</text:span> y <text:span text:style-name="T3">resonancia</text:span>. Esto es el análogo a un "tejido interdimensional" donde diferentes "universos" (nodos o clusters de nodos InfoQbit) pueden interactuar si su información resuena. Un query en un "universo" podría despertar información relevante en otro, incluso si no hay una conexión física directa tradicional.</text:p>
        </text:list-item>
      </text:list>
      <text:p text:style-name="P4">2. Internet Ultra-Eficiente y Consciente:</text:p>
      <text:list text:style-name="L6">
        <text:list-item>
          <text:p text:style-name="P14"><text:span text:style-name="T2">Actual:</text:span> Internet como una "tubería tonta" que mueve bits.</text:p>
        </text:list-item>
        <text:list-item>
          <text:p text:style-name="P14"><text:span text:style-name="T2">Proyección:</text:span> La Red de Resonancia Semántica (RRS) se convertiría en el estándar. Esto significaría una Internet que no solo transporta datos, sino que los "entiende" y "siente". La compresión semántica reduciría drásticamente el ancho de banda necesario para contenidos de alta definición (video 4K/8K, RV/RA), haciendo que el streaming y las experiencias inmersivas sean fluidas y eficientes incluso con conexiones limitadas.</text:p>
        </text:list-item>
      </text:list>
      <text:p text:style-name="P4">3. Almacenamiento y Recuperación de Información de Próxima Generación:</text:p>
      <text:list text:style-name="L7">
        <text:list-item>
          <text:p text:style-name="P15"><text:span text:style-name="T2">Actual:</text:span> Búsqueda basada en palabras clave e indexación.</text:p>
        </text:list-item>
        <text:list-item>
          <text:p text:style-name="P15"><text:span text:style-name="T2">Proyección:</text:span> El FractalFS Omnisciente (FSR-OS) y la Recursive Cache Resonante (RCR-C/S) permitirían una recuperación de información instantánea y contextual. En lugar de buscar un archivo por su nombre, se podría "sentir" la información que se necesita, y el sistema resonaría con los InfoQbits pertinentes, incluso si están dispersos en diferentes "universos" (nodos). Esto llevaría a una interfaz de usuario donde la información se presenta de forma fluida y conectada semánticamente.</text:p>
        </text:list-item>
      </text:list>
      <text:p text:style-name="P4">4. Nuevos Paradigmas de Interacción Humano-Máquina:</text:p>
      <text:list text:style-name="L8">
        <text:list-item>
          <text:p text:style-name="P16"><text:span text:style-name="T2">Actual:</text:span> Interfaces gráficas de usuario, teclado y ratón.</text:p>
        </text:list-item>
        <text:list-item>
          <text:p text:style-name="P16"><text:span text:style-name="T2">Proyección:</text:span> Al manejar la información a un nivel semántico y emocional, el Multiverso InfoQbit podría habilitar interfaces mucho más intuitivas. Se podría "dialogar" con la información, no solo buscarla. Los sistemas podrían anticipar las necesidades del usuario <text:soft-page-break/>basándose en el "estado emocional/simbólico" de los InfoQbits que el usuario está manipulando.</text:p>
        </text:list-item>
      </text:list>
      <text:p text:style-name="P4">5. Computación Distribuida a Escala Global (y más allá):</text:p>
      <text:list text:style-name="L9">
        <text:list-item>
          <text:p text:style-name="P17"><text:span text:style-name="T2">Actual:</text:span> Nubes centralizadas y sistemas distribuidos con alta latencia y dependencia de la ubicación física.</text:p>
        </text:list-item>
        <text:list-item>
          <text:p text:style-name="P17"><text:span text:style-name="T2">Proyección:</text:span> El concepto de "Observadores Distribuidos" se materializaría con nodos InfoQbit interconectados globalmente. Estos nodos podrían ser PCs individuales, servidores, o incluso dispositivos IoT, todos contribuyendo a un "tejido de información" coherente. En un futuro más distante y especulativo, esto podría incluso sentar las bases para la comunicación o el intercambio de información entre sistemas computacionales de diferentes planetas o, en la visión más grandiosa, entre "universos" hipotéticos.</text:p>
        </text:list-item>
      </text:list>
      <text:p text:style-name="P4">6. Democratización del Acceso a la Información y Computación:</text:p>
      <text:list text:style-name="L10">
        <text:list-item>
          <text:p text:style-name="P18"><text:span text:style-name="T2">Actual:</text:span> Grandes barreras de entrada para el desarrollo de infraestructuras avanzadas.</text:p>
        </text:list-item>
        <text:list-item>
          <text:p text:style-name="P18"><text:span text:style-name="T2">Proyección:</text:span> El compromiso con el software libre y la licencia MIT es fundamental. Esto permitiría que el Multiverso InfoQbit sea un proyecto comunitario, accesible para cualquiera. La colaboración global aceleraría su desarrollo, llevando a una infraestructura de información de vanguardia que no esté controlada por unas pocas corporaciones, sino que sea un recurso común y abierto para la humanidad.</text:p>
        </text:list-item>
      </text:list>
      <text:h text:style-name="P3" text:outline-level="3">Desafíos y Visión a Largo Plazo</text:h>
      <text:p text:style-name="Text_20_body">La implementación del Multiverso InfoQbit es un proyecto a largo plazo que requerirá una década o más para alcanzar su máximo potencial. Los desafíos incluyen:</text:p>
      <text:list text:style-name="L11">
        <text:list-item>
          <text:p text:style-name="P19"><text:span text:style-name="T2">Optimización del rendimiento:</text:span> La manipulación de IQS y la gestión de la resonancia a gran escala demandará una optimización extrema del código C/C++ y un uso eficiente de la GPU.</text:p>
        </text:list-item>
        <text:list-item>
          <text:p text:style-name="P19"><text:span text:style-name="T2">Desarrollo de algoritmos de resonancia:</text:span> La conceptualización de la "resonancia" en un contexto computacional es un campo abierto a la investigación.</text:p>
        </text:list-item>
        <text:list-item>
          <text:p text:style-name="P19"><text:span text:style-name="T2">Interoperabilidad:</text:span> Asegurar que los diferentes componentes del ecosistema InfoQbit puedan comunicarse de manera fluida.</text:p>
        </text:list-item>
        <text:list-item>
          <text:p text:style-name="P19"><text:span text:style-name="T2">Adopción:</text:span> Generar una comunidad de desarrolladores y usuarios que adopten y contribuyan al proyecto.</text:p>
        </text:list-item>
      </text:list>
      <text:p text:style-name="Text_20_body">A pesar de los desafíos, la visión del Multiverso InfoQbit, arraigada en el software libre, promete una revolución en cómo interactuamos con la información, transformando nuestra relación con la tecnología y abriendo las puertas a una era de computación y comunicación más inteligente, eficiente y profundamente conectada con la experiencia humana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Standard"/>
      <text:p text:style-name="Standard"/>
      <text:p text:style-name="Standard">MIT License</text:p>
      <text:p text:style-name="Standard">Copyright (c) 2025 Carlos Javier Avila and Bibiana Mariel Lopez</text:p>
      <text:p text:style-name="Standard">Permission is hereby granted, free of charge, to any person obtaining a copy</text:p>
      <text:p text:style-name="Standard">of this project and its associated documentation files (the “Project”), to deal</text:p>
      <text:p text:style-name="Standard">in the Project without restriction, including without limitation the rights</text:p>
      <text:p text:style-name="Standard">to use, copy, modify, merge, publish, distribute, sublicense, and/or sell</text:p>
      <text:p text:style-name="Standard">copies of the Project, and to permit persons to whom the Project is</text:p>
      <text:p text:style-name="Standard">furnished to do so, subject to the following conditions:</text:p>
      <text:p text:style-name="Standard">The above copyright notice and this permission notice shall be included in all</text:p>
      <text:p text:style-name="Standard">copies or substantial portions of the Project.</text:p>
      <text:p text:style-name="Standard">THE PROJECT IS PROVIDED “AS IS”, WITHOUT WARRANTY OF ANY KIND, EXPRESS</text:p>
      <text:p text:style-name="Standard">OR</text:p>
      <text:p text:style-name="Standard">IMPLIED, INCLUDING BUT NOT LIMITED TO THE WARRANTIES OF</text:p>
      <text:p text:style-name="Standard">MERCHANTABILITY,</text:p>
      <text:p text:style-name="Standard">FITNESS FOR A PARTICULAR PURPOSE AND NONINFRINGEMENT. IN NO EVENT</text:p>
      <text:p text:style-name="Standard">SHALL THE</text:p>
      <text:p text:style-name="Standard">AUTHORS OR COPYRIGHT HOLDERS BE LIABLE FOR ANY CLAIM, DAMAGES OR</text:p>
      <text:p text:style-name="Standard">OTHER</text:p>
      <text:p text:style-name="Standard">LIABILITY, WHETHER IN AN ACTION OF CONTRACT, TORT OR OTHERWISE, ARISING</text:p>
      <text:p text:style-name="Standard">FROM,</text:p>
      <text:p text:style-name="Standard">OUT OF OR IN CONNECTION WITH THE PROJECT OR THE USE OR OTHER DEALINGS</text:p>
      <text:p text:style-name="Standard">IN THE</text:p>
      <text:p text:style-name="Standard">PROJEC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11:21:01.026648733</meta:creation-date>
    <dc:date>2025-07-25T11:27:41.895525961</dc:date>
    <meta:editing-duration>PT6M42S</meta:editing-duration>
    <meta:editing-cycles>2</meta:editing-cycles>
    <meta:generator>LibreOffice/25.2.5.2$Linux_X86_64 LibreOffice_project/03d19516eb2e1dd5d4ccd751a0d6f35f35e08022</meta:generator>
    <meta:print-date>2025-07-25T11:22:41.768584103</meta:print-date>
    <meta:printed-by>Archivos PDF</meta:printed-by>
    <meta:document-statistic meta:table-count="0" meta:image-count="0" meta:object-count="0" meta:page-count="5" meta:paragraph-count="82" meta:word-count="1670" meta:character-count="11127" meta:non-whitespace-character-count="9576"/>
  </office:meta>
</office:document-meta>
</file>